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# Foto</text:p>
          </table:table-cell>
          <table:table-cell office:value-type="string">
            <text:p>Resistencia Ideal \Omega</text:p>
          </table:table-cell>
          <table:table-cell office:value-type="string">
            <text:p>Reisstencia Medida \Omega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981">
            <text:p>981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9960">
            <text:p>996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700">
            <text:p>4700</text:p>
          </table:table-cell>
          <table:table-cell office:value-type="float" office:value="4595">
            <text:p>4595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# Foto</text:p>
          </table:table-cell>
          <table:table-cell office:value-type="string">
            <text:p>Voltaje medido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string">
            <text:p>V_A = 0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V_A = 1.4883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V_A = 2.57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V_A = 3.04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V_A = 3.603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V_A = 4.178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V_A = 4.25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V_A = 5.08</text:p>
          </table:table-cell>
          <table:table-cell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icardo</meta:initial-creator>
    <meta:creation-date>2013-11-05T18:10:04</meta:creation-date>
    <dc:date>2013-11-05T18:14:55</dc:date>
    <dc:creator>David Ricardo</dc:creator>
    <meta:editing-duration>P0D</meta:editing-duration>
    <meta:editing-cycles>1</meta:editing-cycles>
    <meta:document-statistic meta:table-count="3" meta:cell-count="30" meta:object-count="0"/>
    <meta:generator>LibreOffice/3.5$Linux_x86 LibreOffice_project/350m1$Build-2</meta:generator>
  </office:meta>
</office:document-meta>
</file>